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ffff99" draw:fill-image-width="0cm" draw:fill-image-height="0cm" draw:textarea-vertical-align="middl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2.811cm" svg:y1="13.192cm" svg:x2="15.605cm" svg:y2="13.192cm">
          <text:p/>
        </draw:line>
        <draw:line draw:style-name="gr1" draw:text-style-name="P1" draw:layer="layout" svg:x1="8.112cm" svg:y1="10.271cm" svg:x2="15.605cm" svg:y2="10.271cm">
          <text:p/>
        </draw:line>
        <draw:custom-shape draw:style-name="gr2" draw:text-style-name="P2" draw:layer="layout" svg:width="7.112cm" svg:height="7.239cm" svg:x="5.772cm" svg:y="12.303cm">
          <text:p text:style-name="P1"><text:span text:style-name="T1">St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6.731cm" svg:height="2.086cm" svg:x="10.625cm" svg:y="6.123cm">
          <text:p text:style-name="P1">Event Queue</text:p>
          <text:p text:style-name="P1"><text:s/>Executiv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524cm" svg:x="3.243cm" svg:y="6.542cm">
          <text:p text:style-name="P3"><text:span text:style-name="T2">Task</text:span></text:p>
          <text:p text:style-name="P3"><text:span text:style-name="T2">Reques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7.053cm" svg:y1="10.606cm" svg:x2="7.053cm" svg:y2="8.193cm">
          <text:p/>
        </draw:line>
        <draw:line draw:style-name="gr4" draw:text-style-name="P1" draw:layer="layout" svg:x1="7.096cm" svg:y1="7.177cm" svg:x2="10.652cm" svg:y2="7.177cm">
          <text:p/>
        </draw:line>
        <draw:custom-shape draw:style-name="gr3" draw:text-style-name="P1" draw:layer="layout" svg:width="6.731cm" svg:height="2.159cm" svg:x="10.625cm" svg:y="3.94cm">
          <text:p text:style-name="P1">State Broadcast</text:p>
          <text:p text:style-name="P1"><text:s/>Rout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99cm" svg:y1="4.937cm" svg:x2="10.652cm" svg:y2="4.937cm">
          <text:p/>
        </draw:line>
        <draw:custom-shape draw:style-name="gr3" draw:text-style-name="P2" draw:layer="layout" svg:width="2.794cm" svg:height="1.905cm" svg:x="18.018cm" svg:y="6.207cm">
          <text:p text:style-name="P1"><text:span text:style-name="T1">Event to</text:span></text:p>
          <text:p text:style-name="P1"><text:span text:style-name="T1">State</text:span></text:p>
          <text:p text:style-name="P1"><text:span text:style-name="T1">mapping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2" draw:layer="layout" svg:width="2.794cm" svg:height="1.905cm" svg:x="18.018cm" svg:y="3.921cm">
          <text:p text:style-name="P1"><text:span text:style-name="T1">State to</text:span></text:p>
          <text:p text:style-name="P1"><text:span text:style-name="T1">Proc Unit</text:span></text:p>
          <text:p text:style-name="P1"><text:span text:style-name="T1">mapping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2.54cm" svg:height="1.524cm" svg:x="3.243cm" svg:y="4.205cm">
          <text:p text:style-name="P3"><text:span text:style-name="T2">State</text:span></text:p>
          <text:p text:style-name="P3"><text:span text:style-name="T2">Broadcast</text:span>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1.905cm" svg:x="5.81cm" svg:y="6.288cm">
          <text:p text:style-name="P1"><text:span text:style-name="T1">Push</text:span></text:p>
          <text:p text:style-name="P1"><text:span text:style-name="T1">Ev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54cm" svg:height="1.524cm" svg:x="3.343cm" svg:y="9.56cm">
          <text:p text:style-name="P3"><text:span text:style-name="T2">New</text:span></text:p>
          <text:p text:style-name="P3"><text:span text:style-name="T2">Comman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1.905cm" svg:x="5.883cm" svg:y="9.306cm">
          <text:p text:style-name="P1"><text:span text:style-name="T1">Allocate</text:span></text:p>
          <text:p text:style-name="P1"><text:span text:style-name="T1">Tas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7.112cm" svg:height="7.239cm" svg:x="5.572cm" svg:y="12.002cm">
          <text:p text:style-name="P1"><text:span text:style-name="T1">St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5.334cm" svg:height="0.889cm" svg:x="6.588cm" svg:y="14.335cm">
          <text:p text:style-name="P1"><text:span text:style-name="T1">Task 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1.016cm" svg:x="9.382cm" svg:y="13.065cm"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6.588cm" svg:y="15.843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6.589cm" svg:y="16.844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6.589cm" svg:y="17.844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9.488cm" svg:y="15.843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9.489cm" svg:y="16.844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889cm" svg:x="9.489cm" svg:y="17.844cm"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6cm" svg:y1="8.239cm" svg:x2="11.414cm" svg:y2="13.065cm">
          <text:p/>
        </draw:line>
        <draw:custom-shape draw:style-name="gr3" draw:text-style-name="P3" draw:layer="layout" svg:width="2.54cm" svg:height="1.524cm" svg:x="13.773cm" svg:y="17.301cm">
          <text:p text:style-name="P3"><text:span text:style-name="T2">Task</text:span></text:p>
          <text:p text:style-name="P3"><text:span text:style-name="T2">Reques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4cm" svg:height="1.524cm" svg:x="13.773cm" svg:y="14.964cm">
          <text:p text:style-name="P3"><text:span text:style-name="T2">State</text:span></text:p>
          <text:p text:style-name="P3"><text:span text:style-name="T2">Broadcast</text:span>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2.884cm" svg:y1="15.777cm" svg:x2="13.773cm" svg:y2="15.777cm">
          <text:p/>
        </draw:line>
        <draw:line draw:style-name="gr1" draw:text-style-name="P1" draw:layer="layout" svg:x1="12.885cm" svg:y1="18.077cm" svg:x2="13.774cm" svg:y2="18.077cm">
          <text:p/>
        </draw:line>
        <draw:custom-shape draw:style-name="gr3" draw:text-style-name="P1" draw:layer="layout" svg:width="5.334cm" svg:height="4.499cm" svg:x="15.605cm" svg:y="9.455cm">
          <text:p text:style-name="P1">State Transition</text:p>
          <text:p text:style-name="P1">Manager</text:p>
          <text:p text:style-name="P1"><text:span text:style-name="T1">Includes:</text:span></text:p>
          <text:p text:style-name="P1"><text:span text:style-name="T1">Inter-processor mapping</text:span></text:p>
          <text:p text:style-name="P1"><text:span text:style-name="T1">Task object serialization</text:span></text:p>
          <text:p text:style-name="P1"><text:span text:style-name="T1">Load balancing</text:span></text:p>
          <text:p text:style-name="P1"><text:span text:style-name="T1">Safe Queue Operation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605cm" svg:y1="13.692cm" svg:x2="12.811cm" svg:y2="13.69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stroke-linejoin="round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Maloy</meta:initial-creator>
    <meta:creation-date>2012-05-14T11:38:37</meta:creation-date>
    <dc:date>2012-05-14T15:03:03</dc:date>
    <dc:creator>Peter Maloy</dc:creator>
    <meta:editing-duration>PT53M44S</meta:editing-duration>
    <meta:editing-cycles>5</meta:editing-cycles>
    <meta:generator>LibreOffice/3.4$Unix LibreOffice_project/340m1$Build-402</meta:generator>
    <meta:document-statistic meta:object-count="31"/>
  </office:meta>
</office:document-meta>
</file>